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9f9a" officeooo:paragraph-rsid="00139f9a"/>
    </style:style>
    <style:style style:name="P2" style:family="paragraph" style:parent-style-name="Text_20_body">
      <style:text-properties officeooo:rsid="00139f9a" officeooo:paragraph-rsid="00139f9a"/>
    </style:style>
    <style:style style:name="P3" style:family="paragraph" style:parent-style-name="Text_20_body">
      <style:paragraph-properties fo:margin-left="0cm" fo:margin-right="0cm" fo:margin-top="0cm" fo:margin-bottom="0.247cm" loext:contextual-spacing="false" fo:line-height="120%" fo:text-indent="1cm" style:auto-text-indent="false"/>
      <style:text-properties officeooo:rsid="00139f9a" officeooo:paragraph-rsid="00139f9a"/>
    </style:style>
    <style:style style:name="P4" style:family="paragraph" style:parent-style-name="Text_20_body" style:master-page-name="">
      <style:paragraph-properties fo:margin-left="0cm" fo:margin-right="0cm" fo:margin-top="0cm" fo:margin-bottom="0.247cm" loext:contextual-spacing="false" fo:line-height="120%" fo:text-indent="0cm" style:auto-text-indent="false" style:page-number="auto"/>
      <style:text-properties officeooo:rsid="00139f9a" officeooo:paragraph-rsid="00139f9a"/>
    </style:style>
    <style:style style:name="P5" style:family="paragraph" style:parent-style-name="Title">
      <style:text-properties officeooo:paragraph-rsid="00139f9a"/>
    </style:style>
    <style:style style:name="P6" style:family="paragraph" style:parent-style-name="Heading_20_1">
      <style:text-properties officeooo:paragraph-rsid="00139f9a"/>
    </style:style>
    <style:style style:name="P7" style:family="paragraph" style:parent-style-name="Standard">
      <style:text-properties officeooo:rsid="0013a3fe" officeooo:paragraph-rsid="0013a3fe"/>
    </style:style>
    <style:style style:name="P8" style:family="paragraph" style:parent-style-name="Standard">
      <style:text-properties officeooo:rsid="00139f9a" officeooo:paragraph-rsid="00139f9a"/>
    </style:style>
    <style:style style:name="P9" style:family="paragraph" style:parent-style-name="Standard">
      <style:text-properties officeooo:rsid="0013a3fe" officeooo:paragraph-rsid="0013a3fe" fo:background-color="transparent"/>
    </style:style>
    <style:style style:name="T1" style:family="text">
      <style:text-properties officeooo:rsid="00139f9a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3a3fe" fo:background-color="#ffff00" loext:char-shading-value="0"/>
    </style:style>
    <style:style style:name="T4" style:family="text">
      <style:text-properties fo:background-color="#66ffff" loext:char-shading-value="0"/>
    </style:style>
    <style:style style:name="T5" style:family="text">
      <style:text-properties officeooo:rsid="0013a3fe"/>
    </style:style>
    <style:style style:name="T6" style:family="text">
      <style:text-properties fo:background-color="#ffff66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5">BOTONES DE CARROUSEL </text:p>
      <text:p text:style-name="P5"><text:s/>DE LAS CATEGORIAS</text:p>
      <text:p text:style-name="P1"/>
      <text:p text:style-name="P1"/>
      <text:h text:style-name="Heading_20_2" text:outline-level="2">FUNCIONES QUE VAN EN LA CLASE CATEGORIA NE ESTE CASO SUPPLIESCATEGORY</text:h>
      <text:p text:style-name="P1"/>
      <text:p text:style-name="P1"/>
      <text:p text:style-name="P1"><text:s text:c="4"/>public function menu_more_cards($x){</text:p>
      <text:p text:style-name="P1"/>
      <text:p text:style-name="P1"/>
      <text:p text:style-name="P1"><text:s text:c="8"/>$x= $x+3;</text:p>
      <text:p text:style-name="P1"><text:s text:c="8"/></text:p>
      <text:p text:style-name="P1"/>
      <text:p text:style-name="P1"><text:s text:c="8"/>$result = $this-&gt;select_all("<text:span text:style-name="T6"> sucest</text:span> in ('t') limit ".$x.",4");</text:p>
      <text:p text:style-name="P1"><text:s text:c="8"/>if( count($result)&lt;1 ){</text:p>
      <text:p text:style-name="P1"><text:s text:c="8"/>$x=0;</text:p>
      <text:p text:style-name="P1"><text:s text:c="8"/>} </text:p>
      <text:p text:style-name="P1"/>
      <text:p text:style-name="P1"/>
      <text:p text:style-name="P1"><text:s text:c="8"/>$res = "&lt;li class=\"hover\" style='width:35px' <text:s/>&gt;</text:p>
      <text:p text:style-name="P1"><text:s text:c="8"/>&lt;a <text:s/>style=\"width:35px;height:69px\" onclick=\" <text:span text:style-name="T2">ajax('</text:span><text:span text:style-name="T4">spc_limit</text:span><text:span text:style-name="T2">',".$x.",'panel_opciones') </text:span>\" href=\"#\" class=\"btn-primary <text:s/>menu_category_card\" &gt;</text:p>
      <text:p text:style-name="P1"><text:s text:c="6"/></text:p>
      <text:p text:style-name="P1"><text:s text:c="8"/>&lt;i class=\"fa fa-chevron-right\" aria-hidden=\"true\" style=\"margin-top:15px;font-size: 20px; margin-left: -5px;\"&gt;&lt;/i&gt;</text:p>
      <text:p text:style-name="P1"><text:s text:c="8"/>&lt;br&gt;</text:p>
      <text:p text:style-name="P1"><text:s text:c="8"/></text:p>
      <text:p text:style-name="P1"><text:s text:c="8"/>&lt;/a&gt;</text:p>
      <text:p text:style-name="P1"><text:s text:c="8"/>&lt;/li&gt;";</text:p>
      <text:p text:style-name="P1"/>
      <text:p text:style-name="P1"><text:s text:c="8"/>return $this-&gt;MENU_2($res);</text:p>
      <text:p text:style-name="P1"/>
      <text:p text:style-name="P1"><text:s text:c="4"/>}</text:p>
      <text:p text:style-name="P1"/>
      <text:p text:style-name="P1"/>
      <text:p text:style-name="P1"/>
      <text:p text:style-name="P1"/>
      <text:p text:style-name="P1"><text:s text:c="4"/>public function menu_minus_cards($x){</text:p>
      <text:p text:style-name="P1"/>
      <text:p text:style-name="P1"/>
      <text:p text:style-name="P1"><text:s text:c="8"/>$x= 3-$x;</text:p>
      <text:p text:style-name="P1"><text:s text:c="8"/>$result = $this-&gt;select_all(" <text:span text:style-name="T6">sucest</text:span> in ('t') limit ".$x.",4");</text:p>
      <text:p text:style-name="P1"><text:s text:c="8"/>if( count($result)&lt;1 ){</text:p>
      <text:p text:style-name="P1"><text:s text:c="8"/>$x=0;</text:p>
      <text:p text:style-name="P1"><text:s text:c="8"/>} </text:p>
      <text:p text:style-name="P1"/>
      <text:p text:style-name="P1"><text:s text:c="8"/>$res = "&lt;li class=\"hover\" style='width:35px' <text:s/>&gt;</text:p>
      <text:p text:style-name="P1"><text:s text:c="8"/>&lt;a <text:s/>style=\"width:35px;height:69px\" onclick=\" <text:span text:style-name="T2">ajax('</text:span><text:span text:style-name="T4">spc_limit_minus</text:span><text:span text:style-name="T2">',".$x.",'panel_opciones') \"</text:span> href=\"#\" class=\"btn-primary <text:s/>menu_category_card\" &gt;</text:p>
      <text:p text:style-name="P1"><text:s text:c="6"/></text:p>
      <text:p text:style-name="P1"><text:s text:c="8"/>&lt;i class=\"fa fa-chevron-left\" aria-hidden=\"true\" style=\"margin-top:15px;font-size: 20px; margin-left: -5px;\"&gt;&lt;/i&gt;</text:p>
      <text:p text:style-name="P1"><text:s text:c="8"/>&lt;br&gt;</text:p>
      <text:p text:style-name="P1"><text:s text:c="8"/></text:p>
      <text:p text:style-name="P1"><text:s text:c="8"/>&lt;/a&gt;</text:p>
      <text:p text:style-name="P1"><text:s text:c="8"/>&lt;/li&gt;";</text:p>
      <text:p text:style-name="P1"/>
      <text:p text:style-name="P1"><text:s text:c="8"/>return $this-&gt;MENU_2($res);</text:p>
      <text:p text:style-name="P1"/>
      <text:p text:style-name="P1"><text:s text:c="4"/>}</text:p>
      <text:p text:style-name="P1"/>
      <text:h text:style-name="Heading_20_1" text:outline-level="1"><text:tab/><text:span text:style-name="T3">IMPORTANTE en la funcion que genera las cards category!!</text:span></text:h>
      <text:p text:style-name="P1"/>
      <text:p text:style-name="P9"><text:s text:c="4"/>public function menu_filter_cards(<text:span text:style-name="T2">$x</text:span>){</text:p>
      <text:p text:style-name="P9"/>
      <text:p text:style-name="P9"/>
      <text:p text:style-name="P9"/>
      <text:p text:style-name="P9"><text:s text:c="8"/>$result = $this-&gt;select_all(" <text:span text:style-name="T2">sucest</text:span> in ('t') limit ".$x.",4");</text:p>
      <text:p text:style-name="P9"/>
      <text:p text:style-name="P9"><text:s text:c="8"/>if( count($result)&lt;1 ){</text:p>
      <text:p text:style-name="P9"/>
      <text:p text:style-name="P9"><text:s text:c="8"/>$result = $this-&gt;select_all(" <text:span text:style-name="T2">sucest</text:span> in ('t') limit 0,4");</text:p>
      <text:p text:style-name="P9"/>
      <text:p text:style-name="P9"><text:s text:c="8"/>} </text:p>
      <text:p text:style-name="P7"/>
      <text:p text:style-name="P7"/>
      <text:p text:style-name="P7"><text:s text:c="12"/>for($i=0;$i&lt;count($result);$i++){</text:p>
      <text:p text:style-name="P7"><text:s text:c="16"/>$this-&gt;menu_reset(); </text:p>
      <text:p text:style-name="P7"><text:s text:c="16"/>$this-&gt;menu_ico <text:s text:c="6"/>= $result[$i]['sucico'];</text:p>
      <text:p text:style-name="P7"><text:s text:c="16"/>$this-&gt;menu_den <text:s text:c="6"/>= $result[$i]['sucden'];</text:p>
      <text:p text:style-name="P7"><text:s text:c="16"/>$this-&gt;menu_col <text:s text:c="6"/>= $result[$i]['succol'];</text:p>
      <text:p text:style-name="P7"><text:s text:c="16"/>$this-&gt;menu_class <text:s text:c="4"/>= " menu_category_card ";</text:p>
      <text:p text:style-name="P7"><text:s text:c="16"/>$this-&gt;menu_parametro_onclick = $result[$i]['sucid_code'];</text:p>
      <text:p text:style-name="P7"><text:s text:c="16"/>$this-&gt;menu_parametro_url = "module/".$this-&gt;tabla."/cards/sup/sup_cards_ajax.php";</text:p>
      <text:p text:style-name="P7"><text:s text:c="16"/>$this-&gt;menu_parametro_view = "view";</text:p>
      <text:p text:style-name="P7"/>
      <text:p text:style-name="P7"><text:s text:c="16"/>$this-&gt;menu_onclick <text:s text:c="2"/>= "filter_cards_";</text:p>
      <text:p text:style-name="P7"><text:s text:c="16"/>$res.=$this-&gt;MENU_();</text:p>
      <text:p text:style-name="P7"/>
      <text:p text:style-name="P7"><text:s text:c="12"/>}</text:p>
      <text:p text:style-name="P7"/>
      <text:p text:style-name="P7"/>
      <text:p text:style-name="P7"><text:s text:c="8"/>return $res;</text:p>
      <text:p text:style-name="P7"/>
      <text:p text:style-name="P7"><text:s text:c="4"/>}</text:p>
      <text:p text:style-name="P1"/>
      <text:p text:style-name="P1"/>
      <text:h text:style-name="Heading_20_1" text:outline-level="1">EN EL INDEX SE LLAMA <text:span text:style-name="T1">ASI A LAS FUNCIONES</text:span></text:h>
      <text:p text:style-name="P1"><text:s text:c="4"/><text:span text:style-name="T2">$SUPPLIESCATEGORY</text:span> <text:s text:c="2"/>= new <text:span text:style-name="T2">suppliesCategory</text:span>Modelo();</text:p>
      <text:p text:style-name="P1"><text:s text:c="4"/>$datos['menu_filter_cards'].= $SUPPLIESCATEGORY-&gt;menu_goback_cards();</text:p>
      <text:p text:style-name="P1"><text:s text:c="4"/>$datos['menu_filter_cards'].= $SUPPLIESCATEGORY-&gt;menu_con_cards();</text:p>
      <text:p text:style-name="P1"><text:s text:c="4"/>$datos['menu_filter_cards'].= $SUPPLIESCATEGORY-&gt;menu_sin_cards();</text:p>
      <text:p text:style-name="P1"><text:s text:c="4"/>$datos['menu_filter_cards'].= $SUPPLIESCATEGORY-&gt;menu_minus_cards(); <text:s text:c="3"/></text:p>
      <text:p text:style-name="P1"/>
      <text:p text:style-name="P1"><text:s text:c="4"/>$datos['menu_filter_cards'].= $SUPPLIESCATEGORY-&gt;menu_filter_cards($param);</text:p>
      <text:p text:style-name="P1"><text:s text:c="4"/>$datos['menu_filter_cards'].= $SUPPLIESCATEGORY-&gt;menu_more_cards();</text:p>
      <text:p text:style-name="P1"><text:s text:c="4"/></text:p>
      <text:p text:style-name="P1"/>
      <text:p text:style-name="P1"/>
      <text:h text:style-name="P6" text:outline-level="1">EN LA VISTA </text:h>
      <text:p text:style-name="P1">{% block menuTop2 %}</text:p>
      <text:p text:style-name="P1"><text:s text:c="6"/>&lt;ul class="nav nav-list" style="top: 0px; border-bottom:none"&gt;</text:p>
      <text:p text:style-name="P1"><text:s text:c="8"/><text:span text:style-name="T2">&lt;input type="hidden" value="Con" <text:s/>id="botonplus" &gt;</text:span><text:span text:style-name="T3">&lt;!-- este ser es importante en caso de tener el sin/con--&gt;</text:span></text:p>
      <text:p text:style-name="P1"><text:s text:c="7"/>{{ dato.menu_filter_cards|raw }}</text:p>
      <text:p text:style-name="P1"><text:s text:c="2"/>&lt;/ul&gt;</text:p>
      <text:p text:style-name="P1">{% endblock %}</text:p>
      <text:p text:style-name="P1"/>
      <text:p text:style-name="P1"/>
      <text:p text:style-name="P1"/>
      <text:h text:style-name="Heading_20_1" text:outline-level="1">EN EL ARCHIVO PHP AJAX</text:h>
      <text:p text:style-name="Text_20_body"/>
      <text:p text:style-name="P2"/>
      <text:p text:style-name="P2">if ($_POST['accion'] == "<text:span text:style-name="T4">spc_limit</text:span>")</text:p>
      <text:p text:style-name="P4">{</text:p>
      <text:p text:style-name="P3"><text:s text:c="4"/><text:span text:style-name="T2">$SUPPLIESCATEGORY</text:span> = new <text:span text:style-name="T2">suppliesCategoryModelo</text:span>();</text:p>
      <text:p text:style-name="P3"><text:s text:c="4"/>$RESULT_SUPPLIESCATEGORY = $SUPPLIESCATEGORY-&gt;select_all("sucest in ('t')");</text:p>
      <text:p text:style-name="P3"><text:s text:c="5"/>echo " &lt;ul class=\"nav nav-list\" style=\"top: 0px; border-bottom:none\"&gt;&lt;input type=\"hidden\" value=\"Con\" <text:s/>id=\"botonplus\" &gt;";</text:p>
      <text:p text:style-name="P3"><text:s text:c="5"/>echo <text:s/>$SUPPLIESCATEGORY-&gt;menu_goback_cards();</text:p>
      <text:p text:style-name="P3"><text:s text:c="5"/>echo <text:s/>$SUPPLIESCATEGORY-&gt;menu_con_cards();</text:p>
      <text:p text:style-name="P3"><text:s text:c="5"/>echo <text:s/>$SUPPLIESCATEGORY-&gt;menu_sin_cards();</text:p>
      <text:p text:style-name="P3"><text:s text:c="5"/>echo <text:s/>$SUPPLIESCATEGORY-&gt;<text:span text:style-name="T2">menu_minus_cards</text:span>();</text:p>
      <text:p text:style-name="P3"><text:s text:c="5"/>echo <text:s/>$SUPPLIESCATEGORY-&gt;menu_filter_cards($_POST['v1']);</text:p>
      <text:p text:style-name="P3"><text:s text:c="5"/>echo <text:s/>$SUPPLIESCATEGORY-&gt;<text:span text:style-name="T2">menu_more_cards</text:span>($_POST['v1']);</text:p>
      <text:p text:style-name="P3"><text:s text:c="5"/>echo "&lt;/ul&gt;";</text:p>
      <text:p text:style-name="P3"><text:s text:c="6"/>exit;</text:p>
      <text:p text:style-name="P2">}</text:p>
      <text:p text:style-name="P2"/>
      <text:p text:style-name="P2"/>
      <text:p text:style-name="P2"/>
      <text:p text:style-name="P2">if ($_POST['accion'] == "spc_limit_minus")</text:p>
      <text:p text:style-name="P2">{</text:p>
      <text:p text:style-name="P2"><text:s text:c="4"/><text:span text:style-name="T2">$SUPPLIESCATEGORY</text:span> = new <text:span text:style-name="T2">suppliesCategory</text:span>Modelo();</text:p>
      <text:p text:style-name="P2"><text:s text:c="4"/>$RESULT_<text:span text:style-name="T2">SUPPLIESCATEGORY</text:span> = $<text:span text:style-name="T2">SUPPLIESCATEGORY-</text:span>&gt;select_all("<text:span text:style-name="T2">sucest</text:span> in ('t')");</text:p>
      <text:p text:style-name="P2"><text:s text:c="5"/>echo " &lt;ul class=\"nav nav-list\" style=\"top: 0px; border-bottom:none\"&gt;&lt;input type=\"hidden\" value=\"Con\" <text:s/>id=\"botonplus\" &gt;";</text:p>
      <text:p text:style-name="P2"><text:s text:c="5"/>echo <text:s/>$SUPPLIESCATEGORY-&gt;menu_goback_cards();</text:p>
      <text:p text:style-name="P2"><text:s text:c="5"/>echo <text:s/>$SUPPLIESCATEGORY-&gt;menu_con_cards();</text:p>
      <text:p text:style-name="P2"><text:s text:c="5"/>echo <text:s/>$SUPPLIESCATEGORY-&gt;menu_sin_cards();</text:p>
      <text:p text:style-name="P2"><text:s text:c="5"/>echo <text:s/>$SUPPLIESCATEGORY-&gt;menu_minus_cards($_POST['v1']);</text:p>
      <text:p text:style-name="P2"><text:s text:c="5"/>echo <text:s/>$SUPPLIESCATEGORY-&gt;menu_filter_cards($_POST['v1']);</text:p>
      <text:p text:style-name="P2"><text:s text:c="5"/>echo <text:s/>$SUPPLIESCATEGORY-&gt;menu_more_cards();</text:p>
      <text:p text:style-name="P2"><text:s text:c="5"/>echo "&lt;/ul&gt;";</text:p>
      <text:p text:style-name="P2"><text:s text:c="6"/>exit;</text:p>
      <text:p text:style-name="P2"/>
      <text:p text:style-name="P2">}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tagora </meta:initial-creator>
    <meta:creation-date>2016-08-21T17:14:35.787551735</meta:creation-date>
    <dc:date>2016-08-22T02:06:13.635011660</dc:date>
    <dc:creator>pitagora </dc:creator>
    <meta:editing-duration>PT8H32M16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101" meta:word-count="326" meta:character-count="4460" meta:non-whitespace-character-count="3532"/>
  </office:meta>
</office:document-meta>
</file>